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paragraph-properties fo:text-align="center" style:justify-single-word="false"/>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Strong_20_Emphasis">Weather App Project Report</text:span></text:p>
      <text:p text:style-name="Text_20_body"><text:span text:style-name="Strong_20_Emphasis">Introduction:</text:span> The Weather App project is aimed at providing users with real-time weather data for a specified city. The project comprises a backend implemented in Java using Spark framework for creating RESTful APIs, PostgreSQL for data storage, and a frontend developed in HTML, CSS, and JavaScript. The backend periodically fetches weather data from the OpenWeatherMap API and stores it in a PostgreSQL database. The frontend allows users to toggle the display of weather information and caches the fetched data using the browser's localStorage.</text:p>
      <text:p text:style-name="Text_20_body"><text:span text:style-name="Strong_20_Emphasis">Advantages:</text:span></text:p>
      <text:list text:style-name="L1">
        <text:list-item>
          <text:p text:style-name="P1"><text:span text:style-name="Strong_20_Emphasis">Real-time Weather Data:</text:span> The project provides users with up-to-date weather information for a specified city, enhancing user experience and utility.</text:p>
        </text:list-item>
        <text:list-item>
          <text:p text:style-name="P1"><text:span text:style-name="Strong_20_Emphasis">Automated Data Retrieval:</text:span> The backend fetches weather data from the OpenWeatherMap API periodically using a scheduled task, ensuring that the data is always current without manual intervention.</text:p>
        </text:list-item>
        <text:list-item>
          <text:p text:style-name="P1"><text:span text:style-name="Strong_20_Emphasis">Database Integration:</text:span> Storing weather data in a PostgreSQL database allows for data persistence and enables future analysis or usage beyond just displaying the current weather to users.</text:p>
        </text:list-item>
        <text:list-item>
          <text:p text:style-name="P1"><text:span text:style-name="Strong_20_Emphasis">Frontend Caching:</text:span> The frontend caches fetched weather data using the browser's localStorage, reducing the need for frequent network requests and improving application performance.</text:p>
        </text:list-item>
        <text:list-item>
          <text:p text:style-name="P1"><text:span text:style-name="Strong_20_Emphasis">Cross-Origin Resource Sharing (CORS) Enabled:</text:span> By enabling CORS headers in the backend API, the project facilitates access to weather data from different origins, enhancing interoperability and allowing for integration with other applications.</text:p>
        </text:list-item>
      </text:list>
      <text:p text:style-name="Text_20_body"><text:span text:style-name="Strong_20_Emphasis">Disadvantages:</text:span></text:p>
      <text:list text:style-name="L2">
        <text:list-item>
          <text:p text:style-name="P2"><text:span text:style-name="Strong_20_Emphasis">Limited City Support:</text:span> The project is currently configured to fetch weather data for a single city (Huddersfield by default). Expanding support for multiple cities would increase the project's utility and appeal to a wider audience.</text:p>
        </text:list-item>
        <text:list-item>
          <text:p text:style-name="P2"><text:span text:style-name="Strong_20_Emphasis">Dependency on External APIs:</text:span> The backend relies on the OpenWeatherMap API for weather data, making the project susceptible to changes or downtime in the API service. Implementing fallback mechanisms or alternative data sources could mitigate this risk.</text:p>
        </text:list-item>
        <text:list-item>
          <text:p text:style-name="P2"><text:span text:style-name="Strong_20_Emphasis">Security Considerations:</text:span> The project does not currently implement robust security measures, such as authentication or encryption, which could pose risks in a production environment, especially when handling sensitive user data.</text:p>
        </text:list-item>
        <text:list-item>
          <text:p text:style-name="P2"><text:span text:style-name="Strong_20_Emphasis">Limited Error Handling:</text:span> Error handling in both the backend and frontend could be enhanced to provide more informative error messages and better user feedback in case of network issues or server errors.</text:p>
        </text:list-item>
        <text:list-item>
          <text:p text:style-name="P2"><text:span text:style-name="Strong_20_Emphasis">Scalability Challenges:</text:span> As the project grows and handles more users or expands to support additional features, scalability concerns may arise, requiring optimizations or architectural changes to ensure smooth operation under increased load.</text:p>
        </text:list-item>
      </text:list>
      <text:p text:style-name="Text_20_body"><text:soft-page-break/>In conclusion, the Weather App project effectively provides users with real-time weather information while incorporating backend automation, database integration, and frontend caching. However, addressing the identified limitations would further enhance the project's functionality, reliability, and security, making it more robust and user-friendly.</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2T20:56:22.325903577</meta:creation-date>
    <dc:date>2024-04-12T20:57:13.649812988</dc:date>
    <meta:editing-duration>PT51S</meta:editing-duration>
    <meta:editing-cycles>1</meta:editing-cycles>
    <meta:document-statistic meta:table-count="0" meta:image-count="0" meta:object-count="0" meta:page-count="2" meta:paragraph-count="15" meta:word-count="436" meta:character-count="3065" meta:non-whitespace-character-count="2654"/>
    <meta:generator>LibreOffice/7.6.5.2$Linux_X86_64 LibreOffice_project/60$Build-2</meta:generator>
  </office:meta>
</office:document-meta>
</file>